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5in" fo:margin-left="1in" table:align="left"/>
    </style:style>
    <style:style style:name="Table1.A" style:family="table-column">
      <style:table-column-properties style:column-width="0.9375in"/>
    </style:style>
    <style:style style:name="Table1.D" style:family="table-column">
      <style:table-column-properties style:column-width="0.6875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rial1" officeooo:rsid="001229a3" officeooo:paragraph-rsid="001229a3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rial1" fo:font-size="14.5pt" officeooo:rsid="001229a3" officeooo:paragraph-rsid="001229a3" style:font-size-asian="14.5pt" style:font-size-complex="14.5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rial1" fo:font-size="14.5pt" officeooo:rsid="001229a3" officeooo:paragraph-rsid="0013e95e" style:font-size-asian="14.5pt" style:font-size-complex="14.5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rial1" fo:font-size="14.5pt" officeooo:rsid="001229a3" officeooo:paragraph-rsid="0017182f" style:font-size-asian="14.5pt" style:font-size-complex="14.5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rial1" fo:font-size="14.5pt" officeooo:rsid="00209cc1" officeooo:paragraph-rsid="00209cc1" style:font-size-asian="14.5pt" style:font-size-complex="14.5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rial1" officeooo:rsid="0013e95e" officeooo:paragraph-rsid="0013e95e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rial1" officeooo:rsid="0013e95e" officeooo:paragraph-rsid="0014ca11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rial1" officeooo:rsid="0013e95e" officeooo:paragraph-rsid="0018febc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rial1" officeooo:rsid="001592e2" officeooo:paragraph-rsid="001592e2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rial1" fo:font-size="12pt" style:text-underline-style="none" officeooo:rsid="001592e2" officeooo:paragraph-rsid="001592e2" style:font-size-asian="12pt" style:font-size-complex="12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rial1" fo:font-size="12pt" style:text-underline-style="none" officeooo:rsid="00209cc1" officeooo:paragraph-rsid="00209cc1" style:font-size-asian="12pt" style:font-size-complex="12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rial1" officeooo:rsid="00176c93" officeooo:paragraph-rsid="00176c93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1" fo:font-size="12pt" officeooo:rsid="0012fafc" officeooo:paragraph-rsid="001229a3" style:font-size-asian="12pt" style:font-size-complex="12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1" officeooo:paragraph-rsid="001229a3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1" officeooo:rsid="001229a3" officeooo:paragraph-rsid="001229a3"/>
    </style:style>
    <style:style style:name="P16" style:family="paragraph" style:parent-style-name="Standard">
      <style:text-properties style:font-name="Arial1" officeooo:rsid="001229a3" officeooo:paragraph-rsid="001229a3"/>
    </style:style>
    <style:style style:name="P17" style:family="paragraph" style:parent-style-name="Standard">
      <style:paragraph-properties fo:text-align="start" style:justify-single-word="false"/>
      <style:text-properties style:font-name="Arial1" fo:font-size="12pt" officeooo:rsid="0008f8e1" officeooo:paragraph-rsid="001229a3" style:font-size-asian="12pt" style:font-size-complex="12pt"/>
    </style:style>
    <style:style style:name="P18" style:family="paragraph" style:parent-style-name="Standard">
      <style:text-properties style:font-name="Arial1" fo:font-size="14.5pt" officeooo:rsid="001229a3" officeooo:paragraph-rsid="001229a3" style:font-size-asian="14.5pt" style:font-size-complex="14.5pt"/>
    </style:style>
    <style:style style:name="P19" style:family="paragraph" style:parent-style-name="Standard">
      <style:paragraph-properties fo:text-align="start" style:justify-single-word="false"/>
      <style:text-properties fo:color="#000000" style:font-name="Arial1" fo:font-size="12pt" officeooo:paragraph-rsid="001229a3" style:font-size-asian="12pt" style:font-size-complex="12pt"/>
    </style:style>
    <style:style style:name="P20" style:family="paragraph" style:parent-style-name="Standard">
      <style:text-properties officeooo:paragraph-rsid="0018febc"/>
    </style:style>
    <style:style style:name="P21" style:family="paragraph" style:parent-style-name="Standard">
      <style:text-properties officeooo:rsid="0018febc" officeooo:paragraph-rsid="0018febc"/>
    </style:style>
    <style:style style:name="P22" style:family="paragraph" style:parent-style-name="Standard">
      <style:text-properties style:text-position="0% 100%" fo:font-size="12pt" style:text-underline-style="none" officeooo:rsid="0018febc" officeooo:paragraph-rsid="0018febc" style:font-size-asian="12pt" style:font-size-complex="12pt"/>
    </style:style>
    <style:style style:name="P23" style:family="paragraph" style:parent-style-name="Standard">
      <style:text-properties style:text-position="0% 100%" fo:font-size="12pt" style:text-underline-style="none" officeooo:rsid="0018febc" officeooo:paragraph-rsid="001a4772" style:font-size-asian="12pt" style:font-size-complex="12pt"/>
    </style:style>
    <style:style style:name="P24" style:family="paragraph" style:parent-style-name="Standard">
      <style:text-properties style:text-position="0% 100%" fo:font-size="12pt" style:text-underline-style="none" officeooo:rsid="0018febc" officeooo:paragraph-rsid="00202f9e" style:font-size-asian="12pt" style:font-size-complex="12pt"/>
    </style:style>
    <style:style style:name="P25" style:family="paragraph" style:parent-style-name="Standard">
      <style:text-properties style:text-position="0% 100%" fo:font-size="12pt" style:text-underline-style="none" officeooo:rsid="001a4772" officeooo:paragraph-rsid="001ae469" style:font-size-asian="12pt" style:font-size-complex="12pt"/>
    </style:style>
    <style:style style:name="P26" style:family="paragraph" style:parent-style-name="Standard">
      <style:text-properties style:text-position="0% 100%" style:font-name="Arial1" fo:font-size="12pt" style:text-underline-style="none" officeooo:rsid="001ae469" officeooo:paragraph-rsid="001ae469" style:font-size-asian="12pt" style:font-size-complex="12pt"/>
    </style:style>
    <style:style style:name="P27" style:family="paragraph" style:parent-style-name="Standard">
      <style:text-properties style:text-position="0% 100%" style:font-name="Arial1" fo:font-size="12pt" style:text-underline-style="none" officeooo:rsid="001c9ba8" officeooo:paragraph-rsid="001c9ba8" style:font-size-asian="12pt" style:font-size-complex="12pt"/>
    </style:style>
    <style:style style:name="P28" style:family="paragraph" style:parent-style-name="Standard">
      <style:text-properties style:text-position="0% 100%" style:font-name="Arial1" fo:font-size="12pt" style:text-underline-style="none" officeooo:rsid="002324b9" officeooo:paragraph-rsid="002324b9" style:font-size-asian="12pt" style:font-size-complex="12pt"/>
    </style:style>
    <style:style style:name="P29" style:family="paragraph" style:parent-style-name="Standard">
      <style:text-properties style:text-position="0% 100%" style:font-name="Arial1" fo:font-size="12pt" style:text-underline-style="none" officeooo:rsid="002324b9" officeooo:paragraph-rsid="00232503" style:font-size-asian="12pt" style:font-size-complex="12pt"/>
    </style:style>
    <style:style style:name="P30" style:family="paragraph" style:parent-style-name="Standard">
      <style:text-properties style:text-position="0% 100%" style:font-name="Arial1" fo:font-size="12pt" style:text-underline-style="none" officeooo:rsid="002324b9" officeooo:paragraph-rsid="002559f4" style:font-size-asian="12pt" style:font-size-complex="12pt"/>
    </style:style>
    <style:style style:name="P31" style:family="paragraph" style:parent-style-name="Standard">
      <style:text-properties style:text-position="0% 100%" style:font-name="Arial1" fo:font-size="14.5pt" style:text-underline-style="none" officeooo:rsid="0018febc" officeooo:paragraph-rsid="00202f9e" style:font-size-asian="14.5pt" style:font-size-complex="14.5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rial1" fo:font-size="12pt" style:text-underline-style="none" officeooo:rsid="0018febc" officeooo:paragraph-rsid="00176c93" style:font-size-asian="12pt" style:font-size-complex="12pt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rial1" fo:font-size="12pt" style:text-underline-style="none" officeooo:rsid="001592e2" officeooo:paragraph-rsid="001592e2" style:font-size-asian="12pt" style:font-size-complex="12pt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rial1" fo:font-size="12pt" style:text-underline-style="none" officeooo:rsid="0028e38f" officeooo:paragraph-rsid="0028e38f" style:font-size-asian="12pt" style:font-size-complex="12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rial1" fo:font-size="14.5pt" style:text-underline-style="none" officeooo:rsid="0028e38f" officeooo:paragraph-rsid="0028e38f" style:font-size-asian="14.5pt" style:font-size-complex="14.5pt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text-position="0% 100%" style:font-name="Arial1" fo:font-size="12pt" style:text-underline-style="none" officeooo:rsid="0028e38f" officeooo:paragraph-rsid="0028e38f" style:font-size-asian="12pt" style:font-size-complex="12pt"/>
    </style:style>
    <style:style style:name="P37" style:family="paragraph" style:parent-style-name="Standard">
      <style:text-properties style:text-position="0% 100%" style:font-name="Arial1" fo:font-size="12pt" style:text-underline-style="none" officeooo:rsid="002684dd" officeooo:paragraph-rsid="002684dd" style:font-size-asian="12pt" style:font-size-complex="12pt"/>
    </style:style>
    <style:style style:name="P38" style:family="paragraph" style:parent-style-name="Standard">
      <style:text-properties style:text-position="0% 100%" style:font-name="Arial1" fo:font-size="12pt" style:text-underline-style="none" officeooo:rsid="002324b9" officeooo:paragraph-rsid="002324b9" style:font-size-asian="12pt" style:font-size-complex="12pt"/>
    </style:style>
    <style:style style:name="P39" style:family="paragraph" style:parent-style-name="Standard">
      <style:text-properties style:text-position="0% 100%" style:font-name="Arial1" fo:font-size="12pt" style:text-underline-style="none" officeooo:rsid="002324b9" officeooo:paragraph-rsid="002684dd" style:font-size-asian="12pt" style:font-size-complex="12pt"/>
    </style:style>
    <style:style style:name="P40" style:family="paragraph" style:parent-style-name="Standard">
      <style:text-properties style:text-position="0% 100%" style:font-name="Arial1" fo:font-size="12pt" style:text-underline-style="none" officeooo:rsid="0028e38f" officeooo:paragraph-rsid="0028e38f" style:font-size-asian="12pt" style:font-size-complex="12pt"/>
    </style:style>
    <style:style style:name="P41" style:family="paragraph" style:parent-style-name="Standard">
      <style:text-properties style:text-position="0% 100%" style:font-name="Arial1" fo:font-size="14.5pt" style:text-underline-style="none" officeooo:rsid="002684dd" officeooo:paragraph-rsid="002684dd" style:font-size-asian="14.5pt" style:font-size-complex="14.5pt"/>
    </style:style>
    <style:style style:name="T1" style:family="text">
      <style:text-properties fo:color="#000000"/>
    </style:style>
    <style:style style:name="T2" style:family="text">
      <style:text-properties fo:color="#000000" style:text-position="super 58%"/>
    </style:style>
    <style:style style:name="T3" style:family="text">
      <style:text-properties fo:color="#000000" style:text-position="super 58%" fo:font-size="14.5pt" officeooo:rsid="0008f8e1" style:font-size-asian="14.5pt"/>
    </style:style>
    <style:style style:name="T4" style:family="text">
      <style:text-properties fo:color="#000000" style:text-position="super 58%" officeooo:rsid="0012fafc"/>
    </style:style>
    <style:style style:name="T5" style:family="text">
      <style:text-properties fo:color="#000000" style:text-position="super 58%" fo:font-size="12pt" officeooo:rsid="0012fafc" style:font-size-asian="12pt" style:font-size-complex="12pt"/>
    </style:style>
    <style:style style:name="T6" style:family="text">
      <style:text-properties fo:color="#000000" style:text-position="super 58%" style:font-name="Arial1" fo:font-size="12pt" style:text-underline-style="none" officeooo:rsid="001229a3" style:font-size-asian="12pt" style:font-size-complex="12pt"/>
    </style:style>
    <style:style style:name="T7" style:family="text">
      <style:text-properties fo:color="#000000" style:text-position="super 58%" style:font-name="Arial1" fo:font-size="14.5pt" officeooo:rsid="0017182f" style:font-size-asian="14.5pt" style:font-size-complex="14.5pt"/>
    </style:style>
    <style:style style:name="T8" style:family="text">
      <style:text-properties fo:color="#000000" style:text-position="super 58%" officeooo:rsid="0017182f"/>
    </style:style>
    <style:style style:name="T9" style:family="text">
      <style:text-properties fo:color="#000000" fo:font-size="12pt" style:font-size-asian="12pt" style:font-size-complex="12pt"/>
    </style:style>
    <style:style style:name="T10" style:family="text">
      <style:text-properties fo:color="#000000" style:font-name="Arial1" fo:font-size="14.5pt" fo:font-weight="bold" officeooo:rsid="0017182f" style:font-size-asian="14.5pt" style:font-weight-asian="bold" style:font-size-complex="14.5pt" style:font-weight-complex="bold"/>
    </style:style>
    <style:style style:name="T11" style:family="text">
      <style:text-properties fo:color="#000000" fo:font-weight="bold" officeooo:rsid="0017182f" style:font-weight-asian="bold" style:font-weight-complex="bold"/>
    </style:style>
    <style:style style:name="T12" style:family="text">
      <style:text-properties style:text-position="super 58%"/>
    </style:style>
    <style:style style:name="T13" style:family="text">
      <style:text-properties style:text-position="super 58%" fo:font-size="12pt" style:text-underline-style="none" style:font-size-asian="12pt" style:font-size-complex="12pt"/>
    </style:style>
    <style:style style:name="T14" style:family="text">
      <style:text-properties style:text-position="super 58%" fo:font-size="12pt" style:text-underline-style="none" officeooo:rsid="001229a3" style:font-size-asian="12pt" style:font-size-complex="12pt"/>
    </style:style>
    <style:style style:name="T15" style:family="text">
      <style:text-properties style:text-position="super 58%" fo:font-size="12pt" style:text-underline-style="none" officeooo:rsid="00176c93" style:font-size-asian="12pt" style:font-size-complex="12pt"/>
    </style:style>
    <style:style style:name="T16" style:family="text">
      <style:text-properties style:text-position="super 58%" fo:font-size="12pt" style:text-underline-style="none" officeooo:rsid="0018febc" style:font-size-asian="12pt" style:font-size-complex="12pt"/>
    </style:style>
    <style:style style:name="T17" style:family="text">
      <style:text-properties style:text-position="super 58%" officeooo:rsid="0017182f"/>
    </style:style>
    <style:style style:name="T18" style:family="text">
      <style:text-properties style:text-position="super 58%" officeooo:rsid="001229a3"/>
    </style:style>
    <style:style style:name="T19" style:family="text">
      <style:text-properties style:text-position="super 58%" fo:font-weight="bold" style:font-weight-asian="bold" style:font-weight-complex="bold"/>
    </style:style>
    <style:style style:name="T20" style:family="text">
      <style:text-properties style:text-position="super 58%" style:text-underline-style="none" fo:font-weight="bold" officeooo:rsid="001229a3" style:font-weight-asian="bold" style:font-weight-complex="bold"/>
    </style:style>
    <style:style style:name="T21" style:family="text">
      <style:text-properties officeooo:rsid="0014ca11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14ca11"/>
    </style:style>
    <style:style style:name="T24" style:family="text">
      <style:text-properties fo:font-size="12pt" style:text-underline-style="solid" style:text-underline-width="auto" style:text-underline-color="font-color" officeooo:rsid="0014ca11" style:font-size-asian="12pt" style:font-size-complex="12pt"/>
    </style:style>
    <style:style style:name="T25" style:family="text">
      <style:text-properties fo:font-size="12pt" style:text-underline-style="none" style:font-size-asian="12pt" style:font-size-complex="12pt"/>
    </style:style>
    <style:style style:name="T26" style:family="text">
      <style:text-properties fo:font-size="12pt" style:text-underline-style="none" officeooo:rsid="001229a3" style:font-size-asian="12pt" style:font-size-complex="12pt"/>
    </style:style>
    <style:style style:name="T27" style:family="text">
      <style:text-properties fo:font-size="12pt" style:text-underline-style="none" officeooo:rsid="0014ca11" style:font-size-asian="12pt" style:font-size-complex="12pt"/>
    </style:style>
    <style:style style:name="T28" style:family="text">
      <style:text-properties fo:font-size="12pt" style:text-underline-style="none" officeooo:rsid="0018febc" style:font-size-asian="12pt" style:font-size-complex="12pt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officeooo:rsid="0014ca11"/>
    </style:style>
    <style:style style:name="T31" style:family="text">
      <style:text-properties style:text-underline-style="none" officeooo:rsid="0017182f"/>
    </style:style>
    <style:style style:name="T32" style:family="text">
      <style:text-properties style:text-underline-style="none" officeooo:rsid="00176c93"/>
    </style:style>
    <style:style style:name="T33" style:family="text">
      <style:text-properties style:text-underline-style="none" officeooo:rsid="0018febc"/>
    </style:style>
    <style:style style:name="T34" style:family="text">
      <style:text-properties style:text-underline-style="none" fo:font-weight="bold" officeooo:rsid="001229a3" style:font-weight-asian="bold" style:font-weight-complex="bold"/>
    </style:style>
    <style:style style:name="T35" style:family="text">
      <style:text-properties style:text-position="0% 100%"/>
    </style:style>
    <style:style style:name="T36" style:family="text">
      <style:text-properties style:text-position="0% 100%" fo:font-size="12pt" style:text-underline-style="none" style:font-size-asian="12pt" style:font-size-complex="12pt"/>
    </style:style>
    <style:style style:name="T37" style:family="text">
      <style:text-properties style:text-position="0% 100%" fo:font-size="12pt" style:text-underline-style="none" officeooo:rsid="001229a3" style:font-size-asian="12pt" style:font-size-complex="12pt"/>
    </style:style>
    <style:style style:name="T38" style:family="text">
      <style:text-properties style:text-position="0% 100%" fo:font-size="12pt" style:text-underline-style="none" officeooo:rsid="0017182f" style:font-size-asian="12pt" style:font-size-complex="12pt"/>
    </style:style>
    <style:style style:name="T39" style:family="text">
      <style:text-properties style:text-position="0% 100%" fo:font-size="12pt" style:text-underline-style="none" officeooo:rsid="00176c93" style:font-size-asian="12pt" style:font-size-complex="12pt"/>
    </style:style>
    <style:style style:name="T40" style:family="text">
      <style:text-properties style:text-position="0% 100%" fo:font-size="12pt" style:text-underline-style="none" officeooo:rsid="0018febc" style:font-size-asian="12pt" style:font-size-complex="12pt"/>
    </style:style>
    <style:style style:name="T41" style:family="text">
      <style:text-properties style:text-position="0% 100%" fo:font-size="12pt" style:text-underline-style="none" officeooo:rsid="00209cc1" style:font-size-asian="12pt" style:font-size-complex="12pt"/>
    </style:style>
    <style:style style:name="T42" style:family="text">
      <style:text-properties style:text-position="0% 100%" officeooo:rsid="001229a3"/>
    </style:style>
    <style:style style:name="T43" style:family="text">
      <style:text-properties fo:font-style="italic" style:text-underline-style="none" officeooo:rsid="0017182f" style:font-style-asian="italic" style:font-style-complex="italic"/>
    </style:style>
    <style:style style:name="T44" style:family="text">
      <style:text-properties officeooo:rsid="00176c93"/>
    </style:style>
    <style:style style:name="T45" style:family="text">
      <style:text-properties style:text-position="sub 58%"/>
    </style:style>
    <style:style style:name="T46" style:family="text">
      <style:text-properties style:text-position="sub 58%" fo:font-size="12pt" style:text-underline-style="none" style:font-size-asian="12pt" style:font-size-complex="12pt"/>
    </style:style>
    <style:style style:name="T47" style:family="text">
      <style:text-properties style:text-position="sub 58%" fo:font-size="12pt" style:text-underline-style="none" officeooo:rsid="0017182f" style:font-size-asian="12pt" style:font-size-complex="12pt"/>
    </style:style>
    <style:style style:name="T48" style:family="text">
      <style:text-properties style:text-position="sub 58%" style:font-name="Arial1" officeooo:rsid="000e5c24"/>
    </style:style>
    <style:style style:name="T49" style:family="text">
      <style:text-properties style:text-position="sub 58%" style:font-name="Arial1" officeooo:rsid="0014676e"/>
    </style:style>
    <style:style style:name="T50" style:family="text">
      <style:text-properties style:text-position="sub 58%" style:font-name="Arial1" officeooo:rsid="000ef33e"/>
    </style:style>
    <style:style style:name="T51" style:family="text">
      <style:text-properties style:text-position="sub 58%" style:font-name="Arial1" style:text-underline-style="solid" style:text-underline-width="auto" style:text-underline-color="font-color" officeooo:rsid="0014676e"/>
    </style:style>
    <style:style style:name="T52" style:family="text">
      <style:text-properties style:text-position="sub 58%" style:font-name="Arial1" style:text-underline-style="solid" style:text-underline-width="auto" style:text-underline-color="font-color" officeooo:rsid="000e5c24"/>
    </style:style>
    <style:style style:name="T53" style:family="text">
      <style:text-properties style:text-position="sub 58%" style:font-name="Arial1" style:text-underline-style="solid" style:text-underline-width="auto" style:text-underline-color="font-color" officeooo:rsid="000ef33e"/>
    </style:style>
    <style:style style:name="T54" style:family="text">
      <style:text-properties style:text-position="sub 58%" style:text-overline-style="solid" style:text-overline-width="auto" style:text-overline-color="font-color"/>
    </style:style>
    <style:style style:name="T55" style:family="text">
      <style:text-properties style:text-position="sub 58%" officeooo:rsid="002559f4" style:text-overline-style="solid" style:text-overline-width="auto" style:text-overline-color="font-color"/>
    </style:style>
    <style:style style:name="T56" style:family="text">
      <style:text-properties style:text-position="sub 58%" officeooo:rsid="00232503"/>
    </style:style>
    <style:style style:name="T57" style:family="text">
      <style:text-properties style:text-position="sub 58%" style:text-overline-style="none" style:text-overline-color="font-color"/>
    </style:style>
    <style:style style:name="T58" style:family="text">
      <style:text-properties style:text-position="sub 58%" officeooo:rsid="002559f4" style:text-overline-style="none" style:text-overline-color="font-color"/>
    </style:style>
    <style:style style:name="T59" style:family="text">
      <style:text-properties style:font-name="Arial1" officeooo:rsid="000e5c24"/>
    </style:style>
    <style:style style:name="T60" style:family="text">
      <style:text-properties style:font-name="Arial1" officeooo:rsid="0014676e"/>
    </style:style>
    <style:style style:name="T61" style:family="text">
      <style:text-properties style:font-name="Arial1" style:text-underline-style="solid" style:text-underline-width="auto" style:text-underline-color="font-color" officeooo:rsid="0014676e"/>
    </style:style>
    <style:style style:name="T62" style:family="text">
      <style:text-properties style:font-name="Arial1" style:text-underline-style="solid" style:text-underline-width="auto" style:text-underline-color="font-color" officeooo:rsid="000e5c24"/>
    </style:style>
    <style:style style:name="T63" style:family="text">
      <style:text-properties officeooo:rsid="001ae469"/>
    </style:style>
    <style:style style:name="T64" style:family="text">
      <style:text-properties officeooo:rsid="001229a3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17182f" style:font-weight-asian="bold" style:font-weight-complex="bold"/>
    </style:style>
    <style:style style:name="T67" style:family="text">
      <style:text-properties officeooo:rsid="001ceef6"/>
    </style:style>
    <style:style style:name="T68" style:family="text">
      <style:text-properties fo:font-size="14.5pt" style:font-size-asian="14.5pt" style:font-size-complex="14.5pt"/>
    </style:style>
    <style:style style:name="T69" style:family="text">
      <style:text-properties officeooo:rsid="00202f9e"/>
    </style:style>
    <style:style style:name="T70" style:family="text">
      <style:text-properties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A Space for Lattice Representation and Clustering</text:p>
      <text:p text:style-name="P16"/>
      <text:p text:style-name="P17"><text:span text:style-name="T1">Lawrence C. Andrews</text:span><text:span text:style-name="T4">1</text:span><text:span text:style-name="T1">, Herbert J. Bernstein</text:span><text:span text:style-name="T4">2</text:span><text:span text:style-name="T1">, Jean Jakoncic</text:span><text:span text:style-name="T2">3</text:span><text:span text:style-name="T1">, Alexei Soares</text:span><text:span text:style-name="T2">3</text:span><text:span text:style-name="T1">, Nicholas K. Sauter</text:span><text:span text:style-name="T2">4</text:span><text:span text:style-name="T1"> </text:span></text:p>
      <text:p text:style-name="P19"/>
      <text:p text:style-name="P13"><text:span text:style-name="T12">1</text:span>Ronin Institute, Kirkland, WA, USA</text:p>
      <text:p text:style-name="P14"><text:span text:style-name="T5">2</text:span><text:span text:style-name="T9">Ro</text:span><text:span text:style-name="T1">chester Institute of Technology, c/o NSLS-II, Brookhaven National Laboratory, Upton, NY, USA </text:span></text:p>
      <text:p text:style-name="P14"><text:span text:style-name="T3">3</text:span><text:span text:style-name="T1">Brookhaven National Laboratory, Upton, NY, USA </text:span></text:p>
      <text:p text:style-name="P15"><text:span text:style-name="T3">4</text:span><text:span text:style-name="T1">Lawrence Berkeley National Laboratory, Berkeley, CA, USA</text:span></text:p>
      <text:p text:style-name="P1"/>
      <text:p text:style-name="P2">Abstract:</text:p>
      <text:p text:style-name="P6">Algorithms for quantifying the difference between two lattices are used for Bravais lattice determination, database lookup for unit cells, and recently for clustering to group together images from serial crystallography. A space related to the reduction algorithm of Selling and to the Bravais lattice determination methods of Delone is described. Two ways of representing the space are presented.</text:p>
      <text:p text:style-name="P6"/>
      <text:p text:style-name="P2">Introduction:</text:p>
      <text:p text:style-name="P8">(Andrews, et al., 2018) described some of the properties of the six scalars that are treated by the Selling reduction. Considering the scalars as a definition for a metric space, rather than a simple list of numbers has advantages. <text:span text:style-name="T44">We consider two representations of the space, </text:span><text:span text:style-name="T26">S</text:span><text:span text:style-name="T14">6</text:span><text:span text:style-name="T37"> </text:span><text:span text:style-name="T39">and C</text:span><text:span text:style-name="T15">3</text:span><text:span text:style-name="T39">. </text:span><text:span text:style-name="T40">Although </text:span><text:span text:style-name="T37">S</text:span><text:span text:style-name="T14">6</text:span><text:span text:style-name="T37"> </text:span><text:span text:style-name="T39">and C</text:span><text:span text:style-name="T15">3</text:span><text:span text:style-name="T39"> </text:span><text:span text:style-name="T40">are simply reorganizations of the same data, some operations are simpler to explain in one than the other. We will choose to show only the simpler one.</text:span></text:p>
      <text:p text:style-name="P6"/>
      <text:p text:style-name="P3">The Space <text:span text:style-name="T65">S</text:span><text:span text:style-name="T19">6</text:span>:</text:p>
      <text:p text:style-name="P7">For a <text:span text:style-name="T21">Bravais tetrahedron with defining vectors </text:span><text:span text:style-name="T23">a</text:span><text:span text:style-name="T21">, </text:span><text:span text:style-name="T23">b</text:span><text:span text:style-name="T21">, </text:span><text:span text:style-name="T23">c</text:span><text:span text:style-name="T21">, </text:span><text:span text:style-name="T23">d</text:span><text:span text:style-name="T30"> (the edge vectors of the unit cell and the negative sum of them), a p</text:span><text:span text:style-name="T27">oint in </text:span><text:span text:style-name="T26">S</text:span><text:span text:style-name="T14">6</text:span><text:span text:style-name="T27"> is {</text:span><text:span text:style-name="T24">b.c</text:span><text:span text:style-name="T27">, </text:span><text:span text:style-name="T24">a.c</text:span><text:span text:style-name="T27">, </text:span><text:span text:style-name="T24">a.b</text:span><text:span text:style-name="T27">, </text:span><text:span text:style-name="T24">a.d</text:span><text:span text:style-name="T27">, </text:span><text:span text:style-name="T24">b.d</text:span><text:span text:style-name="T27">, </text:span><text:span text:style-name="T24">c.d</text:span><text:span text:style-name="T27">}. A simple example is the unit cell {10, 12, 20, 90, 90, 90}. The corresponding </text:span><text:span text:style-name="T26">S</text:span><text:span text:style-name="T14">6</text:span><text:span text:style-name="T27"> vecto</text:span><text:span text:style-name="T30">r is {0, 0, 0, -100, -144, -400}. </text:span><text:span text:style-name="T31">The scalars in S6 are of a single type, unlike cell parameters (lengths and angles) and G6 (squared lengths and dot products). (Delone et al, </text:span><text:span text:style-name="T32">1975</text:span><text:span text:style-name="T31">) say, “</text:span><text:span text:style-name="T43">the Selling parameters are geometrically fully homogeneous</text:span><text:span text:style-name="T31">”.</text:span></text:p>
      <text:p text:style-name="P1"/>
      <text:p text:style-name="P9">Some of the properties o<text:span text:style-name="T29">f </text:span><text:span text:style-name="T26">S</text:span><text:span text:style-name="T14">6</text:span><text:span text:style-name="T27"> </text:span><text:span text:style-name="T25">are simple. The six base axes are orthogonal, unlike those of G</text:span><text:span text:style-name="T14">6</text:span><text:span text:style-name="T27"> </text:span><text:span text:style-name="T25">(Andrews and Bernstein, 2014). One consequence is that the projection matrices onto the axes are especially simple: 6x6 matrices of zero, with a single value one on the diagonal at the position of the axis projected to.</text:span></text:p>
      <text:p text:style-name="P10"/>
      <text:p text:style-name="P12"><text:span text:style-name="T25">Lattice reduction is quite simple in S</text:span><text:span text:style-name="T14">6</text:span><text:span text:style-name="T25"> (Andrews et al., 2018), </text:span><text:span text:style-name="T28">but it has a simpler structure in C</text:span><text:span text:style-name="T16">3</text:span><text:span text:style-name="T28">.</text:span></text:p>
      <text:p text:style-name="P32"/>
      <text:p text:style-name="P5"><text:span text:style-name="T33">T</text:span><text:span text:style-name="T29">he Reflections in </text:span><text:span text:style-name="T34">S</text:span><text:span text:style-name="T20">6</text:span><text:span text:style-name="T29">:</text:span></text:p>
      <text:p text:style-name="P11">The 24 equivalent positions in <text:span text:style-name="T44">S</text:span><text:span text:style-name="T18">6</text:span> have corresponding matrices to act on <text:s/><text:span text:style-name="T44">S</text:span><text:span text:style-name="T18">6</text:span><text:span text:style-name="T42"> </text:span><text:span text:style-name="T35">vectors. They can be generated from any triple (except the identity). For convenience, they are listed here. The structure of the set is clearer in C</text:span><text:span text:style-name="T12">3</text:span><text:span text:style-name="T35"> (see below).</text:span></text:p>
      <text:p text:style-name="P10"/>
      <text:p text:style-name="P10">[[1,0,0,0,0,0],[ 0,1,0,0,0,0],[ 0,0,1,0,0,0],[ 0,0,0,1,0,0],[ 0,0,0,0,1,0],[ 0,0,0,0,0,1]]</text:p>
      <text:p text:style-name="P10"><text:soft-page-break/>[[0,0,0,0,1,0],[ 0,0,0,1,0,0],[ 0,0,1,0,0,0],[ 0,1,0,0,0,0],[ 1,0,0,0,0,0],[ 0,0,0,0,0,1]]</text:p>
      <text:p text:style-name="P10">[[1,0,0,0,0,0],[ 0,0,1,0,0,0],[ 0,1,0,0,0,0],[ 0,0,0,1,0,0],[ 0,0,0,0,0,1],[ 0,0,0,0,1,0]]</text:p>
      <text:p text:style-name="P10">[[0,0,0,0,0,1],[ 0,0,0,1,0,0],[ 0,1,0,0,0,0],[ 0,0,1,0,0,0],[ 1,0,0,0,0,0],[ 0,0,0,0,1,0]]</text:p>
      <text:p text:style-name="P10">[[0,0,0,0,1,0],[ 0,0,1,0,0,0],[ 0,0,0,1,0,0],[ 0,1,0,0,0,0],[ 0,0,0,0,0,1],[ 1,0,0,0,0,0]]</text:p>
      <text:p text:style-name="P10">[[0,0,0,0,0,1],[ 0,1,0,0,0,0],[ 0,0,0,1,0,0],[ 0,0,1,0,0,0],[ 0,0,0,0,1,0],[ 1,0,0,0,0,0]]</text:p>
      <text:p text:style-name="P10">[[0,1,0,0,0,0],[ 1,0,0,0,0,0],[ 0,0,1,0,0,0],[ 0,0,0,0,1,0],[ 0,0,0,1,0,0],[ 0,0,0,0,0,1]]</text:p>
      <text:p text:style-name="P10">[[0,0,0,1,0,0],[ 0,0,0,0,1,0],[ 0,0,1,0,0,0],[ 1,0,0,0,0,0],[ 0,1,0,0,0,0],[ 0,0,0,0,0,1]]</text:p>
      <text:p text:style-name="P10">[[0,1,0,0,0,0],[ 0,0,1,0,0,0],[ 1,0,0,0,0,0],[ 0,0,0,0,1,0],[ 0,0,0,0,0,1],[ 0,0,0,1,0,0]]</text:p>
      <text:p text:style-name="P10">[[0,0,0,0,0,1],[ 0,0,0,0,1,0],[ 1,0,0,0,0,0],[ 0,0,1,0,0,0],[ 0,1,0,0,0,0],[ 0,0,0,1,0,0]]</text:p>
      <text:p text:style-name="P10">[[0,0,0,1,0,0],[ 0,0,1,0,0,0],[ 0,0,0,0,1,0],[ 1,0,0,0,0,0],[ 0,0,0,0,0,1],[ 0,1,0,0,0,0]]</text:p>
      <text:p text:style-name="P10">[[0,0,0,0,0,1],[ 1,0,0,0,0,0],[ 0,0,0,0,1,0],[ 0,0,1,0,0,0],[ 0,0,0,1,0,0],[ 0,1,0,0,0,0]]</text:p>
      <text:p text:style-name="P10">[[0,0,1,0,0,0],[ 1,0,0,0,0,0],[ 0,1,0,0,0,0],[ 0,0,0,0,0,1],[ 0,0,0,1,0,0],[ 0,0,0,0,1,0]]</text:p>
      <text:p text:style-name="P10">[[0,0,0,1,0,0],[ 0,0,0,0,0,1],[ 0,1,0,0,0,0],[ 1,0,0,0,0,0],[ 0,0,1,0,0,0],[ 0,0,0,0,1,0]]</text:p>
      <text:p text:style-name="P10">[[0,0,1,0,0,0],[ 0,1,0,0,0,0],[ 1,0,0,0,0,0],[ 0,0,0,0,0,1],[ 0,0,0,0,1,0],[ 0,0,0,1,0,0]]</text:p>
      <text:p text:style-name="P10">[[0,0,0,0,1,0],[ 0,0,0,0,0,1],[ 1,0,0,0,0,0],[ 0,1,0,0,0,0],[ 0,0,1,0,0,0],[ 0,0,0,1,0,0]]</text:p>
      <text:p text:style-name="P10">[[0,0,0,1,0,0],[ 0,1,0,0,0,0],[ 0,0,0,0,0,1],[ 1,0,0,0,0,0],[ 0,0,0,0,1,0],[ 0,0,1,0,0,0]]</text:p>
      <text:p text:style-name="P10">[[0,0,0,0,1,0],[ 1,0,0,0,0,0],[ 0,0,0,0,0,1],[ 0,1,0,0,0,0],[ 0,0,0,1,0,0],[ 0,0,1,0,0,0]]</text:p>
      <text:p text:style-name="P10">[[0,0,1,0,0,0],[ 0,0,0,0,1,0],[ 0,0,0,1,0,0],[ 0,0,0,0,0,1],[ 0,1,0,0,0,0],[ 1,0,0,0,0,0]]</text:p>
      <text:p text:style-name="P10">[[0,1,0,0,0,0],[ 0,0,0,0,0,1],[ 0,0,0,1,0,0],[ 0,0,0,0,1,0],[ 0,0,1,0,0,0],[ 1,0,0,0,0,0]]</text:p>
      <text:p text:style-name="P10">[[0,0,1,0,0,0],[ 0,0,0,1,0,0],[ 0,0,0,0,1,0],[ 0,0,0,0,0,1],[ 1,0,0,0,0,0],[ 0,1,0,0,0,0]]</text:p>
      <text:p text:style-name="P10">[[1,0,0,0,0,0],[ 0,0,0,0,0,1],[ 0,0,0,0,1,0],[ 0,0,0,1,0,0],[ 0,0,1,0,0,0],[ 0,1,0,0,0,0]]</text:p>
      <text:p text:style-name="P10">[[0,1,0,0,0,0],[ 0,0,0,1,0,0],[ 0,0,0,0,0,1],[ 0,0,0,0,1,0],[ 1,0,0,0,0,0],[ 0,0,1,0,0,0]]</text:p>
      <text:p text:style-name="P10">[[1,0,0,0,0,0],[ 0,0,0,0,1,0],[ 0,0,0,0,0,1],[ 0,0,0,1,0,0],[ 0,1,0,0,0,0],[ 0,0,1,0,0,0]]</text:p>
      <text:p text:style-name="P10"/>
      <text:p text:style-name="P36">The unsorted nature of Selling reduction implies that distance calculations will need to consider the effect of the reflections. Even if a usable sorting were created, at least some of the reflections would still be required.</text:p>
      <text:p text:style-name="P36"/>
      <text:p text:style-name="P36"/>
      <text:p text:style-name="P35">Boundaries in S<text:span text:style-name="T18">6</text:span>:</text:p>
      <text:p text:style-name="P34">The only boundaries in S<text:span text:style-name="T18">6</text:span> are the zeros of the axes. Obviously, they correspond to unit cell angles of 90 degrees. In <text:s/>S<text:span text:style-name="T18">6</text:span><text:span text:style-name="T42">, </text:span><text:span text:style-name="T35">the zeros mark the regions where the components change from negative to positive, the place where cells become not Selling-reduced. The consequence for distance calculations will be that the reduction operations will be involved in the distance computations.</text:span></text:p>
      <text:p text:style-name="P10"/>
      <text:p text:style-name="P4">The Space <text:span text:style-name="T66">C</text:span><text:span text:style-name="T17">3</text:span>:</text:p>
      <text:p text:style-name="P20"><text:span text:style-name="T25">Alternatively, the space S</text:span><text:span text:style-name="T14">6</text:span><text:span text:style-name="T25"> can be as C</text:span><text:span text:style-name="T14">3</text:span><text:span text:style-name="T25">, a space of three complex axes. C</text:span><text:span text:style-name="T14">3</text:span><text:span text:style-name="T37"> </text:span><text:span text:style-name="T36">has </text:span><text:span text:style-name="T38">advantages for understanding some of the properties of the space. Where we compose S</text:span><text:span text:style-name="T6">6</text:span><text:span text:style-name="T38"> of the scalars s</text:span><text:span text:style-name="T47">1</text:span><text:span text:style-name="T38">, … s</text:span><text:span text:style-name="T47">6</text:span><text:span text:style-name="T38">, the components of C</text:span><text:span text:style-name="T6">3</text:span><text:span text:style-name="T38"> are the pairs of “opposite” scalars. A vector in C</text:span><text:span text:style-name="T6">3</text:span><text:span text:style-name="T38"> is {(s</text:span><text:span text:style-name="T47">1</text:span><text:span text:style-name="T38">,s</text:span><text:span text:style-name="T47">4</text:span><text:span text:style-name="T38">), (s</text:span><text:span text:style-name="T47">2</text:span><text:span text:style-name="T38">,s</text:span><text:span text:style-name="T47">5</text:span><text:span text:style-name="T38">), (s</text:span><text:span text:style-name="T47">3</text:span><text:span text:style-name="T38">,s</text:span><text:span text:style-name="T47">6</text:span><text:span text:style-name="T38">)}. </text:span><text:span text:style-name="T40">The C</text:span><text:span text:style-name="T14">3</text:span><text:span text:style-name="T37"> </text:span><text:span text:style-name="T40">presentation of the above vector is {(0,-100), (0, -144), (0, -400)}.</text:span></text:p>
      <text:p text:style-name="P22"/>
      <text:p text:style-name="P24"><text:span text:style-name="T68">Reduction</text:span>: <text:span text:style-name="T69">in </text:span><text:span text:style-name="T10">C</text:span><text:span text:style-name="T7">3</text:span></text:p>
      <text:p text:style-name="P21"><text:span text:style-name="T38">We </text:span><text:span text:style-name="T41">can</text:span><text:span text:style-name="T38"> </text:span><text:span text:style-name="T36">write a </text:span><text:span text:style-name="T41">vector in</text:span><text:span text:style-name="T38"> S</text:span><text:span text:style-name="T6">6</text:span><text:span text:style-name="T38"> </text:span><text:span text:style-name="T36">{</text:span><text:span text:style-name="T38">s</text:span><text:span text:style-name="T47">1</text:span><text:span text:style-name="T38">, … s</text:span><text:span text:style-name="T47">6</text:span><text:span text:style-name="T36">} and the corresponding</text:span><text:span text:style-name="T38"> vector in C</text:span><text:span text:style-name="T6">3</text:span><text:span text:style-name="T38"> is {(s</text:span><text:span text:style-name="T47">1</text:span><text:span text:style-name="T38">,s</text:span><text:span text:style-name="T47">4</text:span><text:span text:style-name="T38">), (s</text:span><text:span text:style-name="T47">2</text:span><text:span text:style-name="T38">,s</text:span><text:span text:style-name="T47">5</text:span><text:span text:style-name="T38">), (s</text:span><text:span text:style-name="T47">3</text:span><text:span text:style-name="T38">,s</text:span><text:span text:style-name="T47">6</text:span><text:span text:style-name="T38">)}. </text:span><text:span text:style-name="T36">For the case where s</text:span><text:span text:style-name="T46">1</text:span><text:span text:style-name="T36"> is the positive element we will reduce, the C</text:span><text:span text:style-name="T13">3</text:span><text:span text:style-name="T36"> vector after that step will be:</text:span></text:p>
      <text:p text:style-name="P23">{-<text:span text:style-name="T59">s</text:span><text:span text:style-name="T48">1</text:span>,<text:span text:style-name="T59">s</text:span><text:span text:style-name="T48">4</text:span>-s1). (<text:span text:style-name="T59">s</text:span><text:span text:style-name="T48">2</text:span>+<text:span text:style-name="T59">s</text:span><text:span text:style-name="T48">1</text:span>, <text:span text:style-name="T61">s</text:span><text:span text:style-name="T51">5</text:span><text:span text:style-name="T22">+</text:span><text:span text:style-name="T62">s</text:span><text:span text:style-name="T52">1</text:span><text:span text:style-name="T22">)</text:span>, (<text:span text:style-name="T62">s</text:span><text:span text:style-name="T53">3</text:span><text:span text:style-name="T22">+</text:span><text:span text:style-name="T62">s</text:span><text:span text:style-name="T52">1</text:span>, <text:span text:style-name="T59">s</text:span><text:span text:style-name="T48">6</text:span>+<text:span text:style-name="T59">s</text:span><text:span text:style-name="T48">1</text:span>) or</text:p>
      <text:p text:style-name="P23">{-<text:span text:style-name="T60">s</text:span><text:span text:style-name="T49">1</text:span>,<text:span text:style-name="T59">s</text:span><text:span text:style-name="T48">4</text:span>-s1), (<text:span text:style-name="T62">s</text:span><text:span text:style-name="T52">6</text:span><text:span text:style-name="T22">+</text:span><text:span text:style-name="T61">s</text:span><text:span text:style-name="T51">1</text:span>, <text:span text:style-name="T59">s</text:span><text:span text:style-name="T50">3</text:span>+<text:span text:style-name="T60">s</text:span><text:span text:style-name="T49">1</text:span>), (<text:span text:style-name="T60">s</text:span><text:span text:style-name="T49">5</text:span>+<text:span text:style-name="T60">s</text:span><text:span text:style-name="T49">1</text:span>, <text:span text:style-name="T62">s</text:span><text:span text:style-name="T52">2</text:span><text:span text:style-name="T22">+</text:span><text:span text:style-name="T61">s</text:span><text:span text:style-name="T51">1</text:span>)}</text:p>
      <text:p text:style-name="P25"><text:soft-page-break/>where the underlined pairs have been exchanged. <text:span text:style-name="T63">The rule (in terms of C</text:span><text:span text:style-name="T18">3</text:span><text:span text:style-name="T63">) is that from the pair of C</text:span><text:span text:style-name="T18">3</text:span><text:span text:style-name="T63"> coordinates that have sums, one real and one imaginary part are exchanged. Either choice is valid, and both lead toward the reduced cell.</text:span></text:p>
      <text:p text:style-name="P22"/>
      <text:p text:style-name="P31">The Reflections <text:span text:style-name="T69">in </text:span><text:span text:style-name="T11">C</text:span><text:span text:style-name="T8">3</text:span>:</text:p>
      <text:p text:style-name="P26">The 24 reflections of the scalars correspond to 24 operations in C<text:span text:style-name="T18">3</text:span><text:span text:style-name="T64">. </text:span>First, any pair of C<text:span text:style-name="T18">3</text:span> coordinates may be changed; for the basis set, c<text:span text:style-name="T45">1</text:span> and c<text:span text:style-name="T45">2</text:span> or c<text:span text:style-name="T45">1</text:span> and c<text:span text:style-name="T45">3</text:span> can be exchanged (or any product (only c<text:span text:style-name="T45">2</text:span> and c<text:span text:style-name="T45">3</text:span> remain for this operation). The other operation is the exchange of the real and imaginary parts of any two C<text:span text:style-name="T18">3</text:span> coordinates. For example, </text:p>
      <text:p text:style-name="P26">c<text:span text:style-name="T45">1</text:span>(real, imag) and c<text:span text:style-name="T45">3</text:span>(real, imag) can <text:span text:style-name="T67">transform</text:span> to c<text:span text:style-name="T45">1</text:span>(imag, real) and c<text:span text:style-name="T45">3</text:span>(imag, real).</text:p>
      <text:p text:style-name="P27">Combining the exchange operation with the coordinate interchanges in all possible combinations gives the 24 reflections (including the identity).</text:p>
      <text:p text:style-name="P28">Representing the operation of interchanging the real and imaginary parts of a complex number by an overbar, the reflections in <text:span text:style-name="T63">C</text:span><text:span text:style-name="T18">3</text:span> are:</text:p>
      <text:p text:style-name="P2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9">[c<text:span text:style-name="T45">1</text:span>,c<text:span text:style-name="T45">2</text:span>,c<text:span text:style-name="T45">3</text:span>]</text:p>
            <text:p text:style-name="P29">[c<text:span text:style-name="T45">1</text:span>,c<text:span text:style-name="T56">3</text:span>,c<text:span text:style-name="T45">2</text:span>]</text:p>
            <text:p text:style-name="P29">[c<text:span text:style-name="T45">2</text:span>,c<text:span text:style-name="T45">1</text:span>,c<text:span text:style-name="T45">3</text:span>]</text:p>
            <text:p text:style-name="P29">[c<text:span text:style-name="T45">2</text:span>,c<text:span text:style-name="T56">3</text:span>,c<text:span text:style-name="T56">1</text:span>]</text:p>
            <text:p text:style-name="P29">[c<text:span text:style-name="T45">3</text:span>,c<text:span text:style-name="T56">1</text:span>,c<text:span text:style-name="T56">2</text:span>]</text:p>
            <text:p text:style-name="P29">[c<text:span text:style-name="T45">3</text:span>,c<text:span text:style-name="T56">2</text:span>,c<text:span text:style-name="T45">1</text:span>]</text:p>
          </table:table-cell>
          <table:table-cell table:style-name="Table1.A1" office:value-type="string">
            <text:p text:style-name="P29">[c<text:span text:style-name="T54">1</text:span>,c<text:span text:style-name="T54">2</text:span>,c<text:span text:style-name="T45">3</text:span>]</text:p>
            <text:p text:style-name="P30">[c<text:span text:style-name="T54">1</text:span>,c<text:span text:style-name="T57">2</text:span>,c<text:span text:style-name="T54">3</text:span>]</text:p>
            <text:p text:style-name="P30">[c<text:span text:style-name="T57">1,</text:span>c<text:span text:style-name="T54">3</text:span><text:span text:style-name="T70">,c</text:span><text:span text:style-name="T54">2</text:span>]</text:p>
            <text:p text:style-name="P30">[c<text:span text:style-name="T54">1</text:span><text:span text:style-name="T57">,</text:span>c<text:span text:style-name="T55">2</text:span><text:span text:style-name="T70">,c</text:span><text:span text:style-name="T58">3</text:span>]</text:p>
            <text:p text:style-name="P30">[c<text:span text:style-name="T54">1</text:span><text:span text:style-name="T57">,</text:span>c<text:span text:style-name="T58">2</text:span><text:span text:style-name="T70">,c</text:span><text:span text:style-name="T55">3</text:span>]</text:p>
            <text:p text:style-name="P30">[c<text:span text:style-name="T57">1,</text:span>c<text:span text:style-name="T55">2</text:span><text:span text:style-name="T70">,c</text:span><text:span text:style-name="T55">3</text:span>]</text:p>
          </table:table-cell>
          <table:table-cell table:style-name="Table1.A1" office:value-type="string">
            <text:p text:style-name="P29">[c<text:span text:style-name="T54">2</text:span>,c<text:span text:style-name="T54">1</text:span>,c<text:span text:style-name="T45">3</text:span>]</text:p>
            <text:p text:style-name="P30">[c<text:span text:style-name="T54">2</text:span>,c<text:span text:style-name="T57">1</text:span>,c<text:span text:style-name="T54">3</text:span>]</text:p>
            <text:p text:style-name="P30">[c<text:span text:style-name="T45">2</text:span>,c<text:span text:style-name="T54">1</text:span>,c<text:span text:style-name="T54">3</text:span>]</text:p>
            <text:p text:style-name="P30">[c<text:span text:style-name="T54">2</text:span>,c<text:span text:style-name="T55">3</text:span>,c<text:span text:style-name="T58">1</text:span>]</text:p>
            <text:p text:style-name="P30">[c<text:span text:style-name="T54">2</text:span>,c<text:span text:style-name="T58">3</text:span>,c<text:span text:style-name="T55">1</text:span>]</text:p>
            <text:p text:style-name="P30">[c<text:span text:style-name="T45">2</text:span>,c<text:span text:style-name="T55">3</text:span>,c<text:span text:style-name="T55">1</text:span>]</text:p>
          </table:table-cell>
          <table:table-cell table:style-name="Table1.A1" office:value-type="string">
            <text:p text:style-name="P29">[c<text:span text:style-name="T54">3</text:span>,c<text:span text:style-name="T54">2</text:span>,c<text:span text:style-name="T57">1</text:span>]</text:p>
            <text:p text:style-name="P30">[c<text:span text:style-name="T54">3</text:span>,c<text:span text:style-name="T57">2</text:span>,c<text:span text:style-name="T54">1</text:span>]</text:p>
            <text:p text:style-name="P30">[c<text:span text:style-name="T57">3</text:span><text:span text:style-name="T70">,</text:span>c<text:span text:style-name="T54">2</text:span>,c<text:span text:style-name="T54">1</text:span>]</text:p>
            <text:p text:style-name="P30">[c<text:span text:style-name="T54">3</text:span><text:span text:style-name="T70">,</text:span>c<text:span text:style-name="T55">1</text:span>,c<text:span text:style-name="T58">2</text:span>]</text:p>
            <text:p text:style-name="P30">[c<text:span text:style-name="T54">3</text:span><text:span text:style-name="T70">,</text:span>c<text:span text:style-name="T58">1</text:span>,c<text:span text:style-name="T55">2</text:span>]</text:p>
            <text:p text:style-name="P30">[c<text:span text:style-name="T57">3</text:span><text:span text:style-name="T70">,</text:span>c<text:span text:style-name="T55">1</text:span>,c<text:span text:style-name="T55">2</text:span>]</text:p>
          </table:table-cell>
        </table:table-row>
      </table:table>
      <text:p text:style-name="P40"/>
      <text:p text:style-name="P28"/>
      <text:p text:style-name="P28"/>
      <text:p text:style-name="P41">A Fundamental Unit in <text:span text:style-name="T63">C</text:span><text:span text:style-name="T18">3</text:span>:</text:p>
      <text:p text:style-name="P39"><text:span text:style-name="T63">C</text:span><text:span text:style-name="T18">3</text:span><text:span text:style-name="T64"> provides the possibility to choose a particular one of the 24 reflections as the fundamental unit (similar to an asymmetric unit in a space group). The three components can be sorted by their magnitude. The second step is to interchange the real and imaginary parts of </text:span>c<text:span text:style-name="T57">1</text:span><text:span text:style-name="T64"> such that the real part is less than or equal to the imaginary part (if necessary); that requires also interchanging </text:span>c<text:span text:style-name="T57">2</text:span><text:span text:style-name="T64"> or </text:span>c<text:span text:style-name="T45">3</text:span><text:span text:style-name="T64">. Finally, </text:span>c<text:span text:style-name="T57">2</text:span><text:span text:style-name="T64"> has its real and imaginary parts interchanged (if necessary).</text:span></text:p>
      <text:p text:style-name="P39"/>
      <text:p text:style-name="P37">S<text:span text:style-name="T12">6</text:span> does not provide a comparable suggestion for a fundamental unit. It is necessary to note that the fundamental unit defined this way in C<text:span text:style-name="T12">3</text:span> is compact, but the same unit in S<text:span text:style-name="T12">6</text:span> is not compact.</text:p>
      <text:p text:style-name="P28"/>
      <text:p text:style-name="P41">Measuring Distance:</text:p>
      <text:p text:style-name="P29"/>
      <text:p text:style-name="P29"/>
      <text:p text:style-name="P29"/>
      <text:p text:style-name="P29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ucida Sans1" svg:font-family="'Lucida Sans'" style:font-family-generic="swiss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1:05:11.380000000</meta:creation-date>
    <dc:date>2018-07-24T18:50:07.831000000</dc:date>
    <meta:editing-duration>PT1H11M44S</meta:editing-duration>
    <meta:editing-cycles>14</meta:editing-cycles>
    <meta:generator>LibreOffice/6.0.5.2$Windows_X86_64 LibreOffice_project/54c8cbb85f300ac59db32fe8a675ff7683cd5a16</meta:generator>
    <meta:document-statistic meta:table-count="1" meta:image-count="0" meta:object-count="0" meta:page-count="3" meta:paragraph-count="83" meta:word-count="1088" meta:character-count="7858" meta:non-whitespace-character-count="6847"/>
  </office:meta>
</office:document-meta>
</file>